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e930a" officeooo:paragraph-rsid="001e930a"/>
    </style:style>
    <style:style style:name="P2" style:family="paragraph" style:parent-style-name="Standard" style:list-style-name="L1">
      <style:paragraph-properties fo:text-align="justify" style:justify-single-word="false"/>
      <style:text-properties officeooo:rsid="001e930a" officeooo:paragraph-rsid="001e930a"/>
    </style:style>
    <style:style style:name="P3" style:family="paragraph" style:parent-style-name="Standard" style:list-style-name="L1">
      <style:paragraph-properties fo:text-align="justify" style:justify-single-word="false"/>
      <style:text-properties fo:font-style="italic" officeooo:rsid="001e930a" officeooo:paragraph-rsid="001e930a" style:font-style-asian="italic" style:font-style-complex="italic"/>
    </style:style>
    <style:style style:name="P4" style:family="paragraph" style:parent-style-name="Standard" style:list-style-name="L1">
      <style:paragraph-properties fo:text-align="justify" style:justify-single-word="false"/>
      <style:text-properties fo:font-style="normal" officeooo:rsid="001e930a" officeooo:paragraph-rsid="001e930a" style:font-style-asian="normal" style:font-style-complex="normal"/>
    </style:style>
    <style:style style:name="P5" style:family="paragraph" style:parent-style-name="Standard">
      <style:paragraph-properties fo:text-align="center" style:justify-single-word="false"/>
      <style:text-properties fo:font-size="15pt" fo:font-weight="bold" officeooo:rsid="001e930a" officeooo:paragraph-rsid="001e930a" style:font-size-asian="13.1000003814697pt" style:font-weight-asian="bold" style:font-size-complex="15pt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size="12pt" fo:font-weight="normal" officeooo:rsid="001e930a" officeooo:paragraph-rsid="001e930a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end" style:justify-single-word="false"/>
      <style:text-properties fo:font-size="12pt" fo:font-weight="normal" officeooo:rsid="001e930a" officeooo:paragraph-rsid="001e930a" style:font-size-asian="10.5pt" style:font-weight-asian="normal" style:font-size-complex="12pt" style:font-weight-complex="normal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italic" style:font-style-asian="italic" style:font-style-complex="itali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Alunos: Lucas de Carvalho Gomes, Marcos Seefelder de Assis Araujo, Vinícius Silva Campos</text:p>
      <text:p text:style-name="P6">Disciplina: Redes I – 2015.1</text:p>
      <text:p text:style-name="P6">Professor: Otto Carlos Muniz Bandeira Duarte</text:p>
      <text:p text:style-name="P7">27/05/2015</text:p>
      <text:p text:style-name="P5">Negação de Serviço e <text:span text:style-name="T2">Botnets</text:span></text:p>
      <text:p text:style-name="P1">Índice:</text:p>
      <text:p text:style-name="P1"/>
      <text:list xml:id="list7000733697975046546" text:style-name="L1">
        <text:list-item>
          <text:p text:style-name="P2">Introdução;</text:p>
        </text:list-item>
        <text:list-item>
          <text:p text:style-name="P2">História;</text:p>
        </text:list-item>
        <text:list-item>
          <text:p text:style-name="P2">Negação de Serviços (DoS):</text:p>
          <text:list>
            <text:list-item>
              <text:p text:style-name="P2">O que é?</text:p>
            </text:list-item>
            <text:list-item>
              <text:p text:style-name="P2">Métodos de Ataque;</text:p>
            </text:list-item>
          </text:list>
        </text:list-item>
        <text:list-item>
          <text:p text:style-name="P2">Negação de Serviços Distribuída (DdoS):</text:p>
          <text:list>
            <text:list-item>
              <text:p text:style-name="P2">Um caso particular de DoS;</text:p>
            </text:list-item>
            <text:list-item>
              <text:p text:style-name="P2">Tipos;</text:p>
            </text:list-item>
          </text:list>
        </text:list-item>
        <text:list-item>
          <text:p text:style-name="P3">Botnets<text:span text:style-name="T1">:</text:span></text:p>
          <text:list>
            <text:list-item>
              <text:p text:style-name="P4">O que são <text:span text:style-name="T2">bots</text:span>?</text:p>
            </text:list-item>
            <text:list-item>
              <text:p text:style-name="P4">Protocolos usados – <text:span text:style-name="T2">IRC</text:span>;</text:p>
            </text:list-item>
            <text:list-item>
              <text:p text:style-name="P4">Como se propaga – atacante e vítima, prioridade de contaminação;</text:p>
            </text:list-item>
            <text:list-item>
              <text:p text:style-name="P3">Botnet<text:span text:style-name="T1"> – Definição;</text:span></text:p>
            </text:list-item>
            <text:list-item>
              <text:p text:style-name="P3"><text:span text:style-name="T1">Topologias de comunicação da </text:span>botnet<text:span text:style-name="T1">;</text:span></text:p>
            </text:list-item>
            <text:list-item>
              <text:p text:style-name="P3"><text:span text:style-name="T1">Atividades maliciosas;</text:span></text:p>
            </text:list-item>
            <text:list-item>
              <text:p text:style-name="P3">Botnets<text:span text:style-name="T1"> legais;</text:span></text:p>
            </text:list-item>
          </text:list>
        </text:list-item>
        <text:list-item>
          <text:p text:style-name="P3"><text:span text:style-name="T1">Proteção:</text:span></text:p>
          <text:list>
            <text:list-item>
              <text:p text:style-name="P3"><text:span text:style-name="T1">Prevenir;</text:span></text:p>
            </text:list-item>
            <text:list-item>
              <text:p text:style-name="P3"><text:span text:style-name="T1">Detectar;</text:span></text:p>
            </text:list-item>
            <text:list-item>
              <text:p text:style-name="P3"><text:span text:style-name="T1">Responder;</text:span></text:p>
            </text:list-item>
          </text:list>
        </text:list-item>
        <text:list-item>
          <text:p text:style-name="P3"><text:span text:style-name="T1">Contextualização:</text:span></text:p>
          <text:list>
            <text:list-item>
              <text:p text:style-name="P3"><text:span text:style-name="T1">Notícias;</text:span></text:p>
            </text:list-item>
            <text:list-item>
              <text:p text:style-name="P3"><text:span text:style-name="T1">Questões;</text:span></text:p>
            </text:list-item>
          </text:list>
        </text:list-item>
        <text:list-item>
          <text:p text:style-name="P3"><text:span text:style-name="T1">Conclusão;</text:span></text:p>
        </text:list-item>
        <text:list-item>
          <text:p text:style-name="P3"><text:span text:style-name="T1">Referências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7T11:09:04.509000000</meta:creation-date>
    <dc:date>2015-05-27T11:34:16.492000000</dc:date>
    <meta:editing-duration>PT10M1S</meta:editing-duration>
    <meta:editing-cycles>1</meta:editing-cycles>
    <meta:document-statistic meta:table-count="0" meta:image-count="0" meta:object-count="0" meta:page-count="1" meta:paragraph-count="31" meta:word-count="115" meta:character-count="695" meta:non-whitespace-character-count="632"/>
    <meta:generator>LibreOffice/4.3.7.2$Windows_x86 LibreOffice_project/8a35821d8636a03b8bf4e15b48f59794652c68ba</meta:generator>
  </office:meta>
</office:document-meta>
</file>